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SecurityCallbackHandler.processKeyName( WSPasswordCallback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curityCallbackHandler.processSignature( WSPasswordCallback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curityCallbackHandler.processDecrypt( WSPasswordCallback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curityCallbackHandler.processUsernameTokenUnkown( WSPasswordCallback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curityCallbackHandler.processUsernameToken( WSPasswordCallback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curityCallbackHandler.processCallback( WSPasswordCallback callback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BaseSecurityCallbackHandler.handle( Callback [ ] callback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